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rial" svg:font-family="arial" style:font-family-generic="swiss"/>
  </office:font-face-decls>
  <office:automatic-styles>
    <style:style style:name="P1" style:family="paragraph" style:parent-style-name="Standard">
      <style:text-properties officeooo:rsid="001050b2" officeooo:paragraph-rsid="001050b2"/>
    </style:style>
    <style:style style:name="P2" style:family="paragraph" style:parent-style-name="Standard">
      <style:text-properties style:font-name="arial" fo:font-size="11pt" officeooo:rsid="001050b2" officeooo:paragraph-rsid="001050b2" style:font-size-asian="9.60000038146973pt" style:font-size-complex="11pt"/>
    </style:style>
    <style:style style:name="P3" style:family="paragraph" style:parent-style-name="Standard">
      <style:text-properties fo:font-weight="bold" officeooo:rsid="001050b2" officeooo:paragraph-rsid="001050b2" style:font-weight-asian="bold" style:font-weight-complex="bold"/>
    </style:style>
    <style:style style:name="T1" style:family="text">
      <style:text-properties officeooo:rsid="00107056"/>
    </style:style>
    <style:style style:name="T2" style:family="text">
      <style:text-properties officeooo:rsid="00117e3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Perfil profesional</text:p>
      <text:p text:style-name="P1"/>
      <text:p text:style-name="P2"><text:tab/>Estudiante con el título de bachiller de ciencias, con ganas y en proceso de obtener la formación de desarrollo de aplicaciones multiplataforma. En la ESO quedé cuarto en un torneo <text:span text:style-name="T2">en equipo </text:span>de programación de robótica al haber sido <text:span text:style-name="T2">de los </text:span>mejor<text:span text:style-name="T2">es</text:span> del instituto junto a dos compañeros. <text:span text:style-name="T1">Soy capaz de trabajar en equipo, </text:span><text:span text:style-name="T2">con ganas de aprender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rial" svg:font-family="arial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30T11:26:39.918624737</meta:creation-date>
    <dc:date>2022-09-30T11:50:09.251036147</dc:date>
    <meta:editing-duration>PT9M29S</meta:editing-duration>
    <meta:editing-cycles>2</meta:editing-cycles>
    <meta:generator>LibreOffice/7.3.6.2$Linux_X86_64 LibreOffice_project/30$Build-2</meta:generator>
    <meta:document-statistic meta:table-count="0" meta:image-count="0" meta:object-count="0" meta:page-count="1" meta:paragraph-count="2" meta:word-count="60" meta:character-count="360" meta:non-whitespace-character-count="301"/>
  </office:meta>
</office:document-meta>
</file>